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1" style:family="table">
      <style:table-properties style:width="15.563cm" table:align="left"/>
    </style:style>
    <style:style style:name="表格1.A" style:family="table-column">
      <style:table-column-properties style:column-width="1.898cm"/>
    </style:style>
    <style:style style:name="表格1.B" style:family="table-column">
      <style:table-column-properties style:column-width="5.496cm"/>
    </style:style>
    <style:style style:name="表格1.C" style:family="table-column">
      <style:table-column-properties style:column-width="8.169cm"/>
    </style:style>
    <style:style style:name="表格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2" style:family="table">
      <style:table-properties style:width="16.344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3.776cm"/>
    </style:style>
    <style:style style:name="表格2.C" style:family="table-column">
      <style:table-column-properties style:column-width="3.062cm"/>
    </style:style>
    <style:style style:name="表格2.D" style:family="table-column">
      <style:table-column-properties style:column-width="2.639cm"/>
    </style:style>
    <style:style style:name="表格2.E" style:family="table-column">
      <style:table-column-properties style:column-width="2.665cm"/>
    </style:style>
    <style:style style:name="表格2.F" style:family="table-column">
      <style:table-column-properties style:column-width="1.854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2.C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C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2.F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F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F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F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F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.A7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2.D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" style:family="table">
      <style:table-properties style:width="11.363cm" table:align="left"/>
    </style:style>
    <style:style style:name="表格3.A" style:family="table-column">
      <style:table-column-properties style:column-width="2.983cm"/>
    </style:style>
    <style:style style:name="表格3.B" style:family="table-column">
      <style:table-column-properties style:column-width="8.38cm"/>
    </style:style>
    <style:style style:name="表格3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3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3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4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3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3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3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" style:family="table">
      <style:table-properties style:width="15.411cm" table:align="left"/>
    </style:style>
    <style:style style:name="表格4.A" style:family="table-column">
      <style:table-column-properties style:column-width="7.666cm"/>
    </style:style>
    <style:style style:name="表格4.B" style:family="table-column">
      <style:table-column-properties style:column-width="7.745cm"/>
    </style:style>
    <style:style style:name="表格4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4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4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4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" style:family="table">
      <style:table-properties style:width="15.411cm" table:align="left"/>
    </style:style>
    <style:style style:name="表格5.A" style:family="table-column">
      <style:table-column-properties style:column-width="7.666cm"/>
    </style:style>
    <style:style style:name="表格5.B" style:family="table-column">
      <style:table-column-properties style:column-width="7.745cm"/>
    </style:style>
    <style:style style:name="表格5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5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5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5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6" style:family="table">
      <style:table-properties style:width="15.411cm" table:align="left"/>
    </style:style>
    <style:style style:name="表格6.A" style:family="table-column">
      <style:table-column-properties style:column-width="7.666cm"/>
    </style:style>
    <style:style style:name="表格6.B" style:family="table-column">
      <style:table-column-properties style:column-width="7.745cm"/>
    </style:style>
    <style:style style:name="表格6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6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6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7" style:family="table">
      <style:table-properties style:width="15.411cm" table:align="left"/>
    </style:style>
    <style:style style:name="表格7.A" style:family="table-column">
      <style:table-column-properties style:column-width="7.666cm"/>
    </style:style>
    <style:style style:name="表格7.B" style:family="table-column">
      <style:table-column-properties style:column-width="7.745cm"/>
    </style:style>
    <style:style style:name="表格7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7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7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7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7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" style:family="table">
      <style:table-properties style:width="11.363cm" table:align="left"/>
    </style:style>
    <style:style style:name="表格8.A" style:family="table-column">
      <style:table-column-properties style:column-width="2.983cm"/>
    </style:style>
    <style:style style:name="表格8.B" style:family="table-column">
      <style:table-column-properties style:column-width="8.38cm"/>
    </style:style>
    <style:style style:name="表格8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8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5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8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" style:family="table">
      <style:table-properties style:width="11.363cm" table:align="left"/>
    </style:style>
    <style:style style:name="表格9.A" style:family="table-column">
      <style:table-column-properties style:column-width="2.983cm"/>
    </style:style>
    <style:style style:name="表格9.B" style:family="table-column">
      <style:table-column-properties style:column-width="8.38cm"/>
    </style:style>
    <style:style style:name="表格9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9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" style:family="table">
      <style:table-properties style:width="11.363cm" table:align="left"/>
    </style:style>
    <style:style style:name="表格10.A" style:family="table-column">
      <style:table-column-properties style:column-width="2.983cm"/>
    </style:style>
    <style:style style:name="表格10.B" style:family="table-column">
      <style:table-column-properties style:column-width="8.38cm"/>
    </style:style>
    <style:style style:name="表格10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0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0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0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0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" style:family="table">
      <style:table-properties style:width="11.363cm" table:align="left"/>
    </style:style>
    <style:style style:name="表格11.A" style:family="table-column">
      <style:table-column-properties style:column-width="2.983cm"/>
    </style:style>
    <style:style style:name="表格11.B" style:family="table-column">
      <style:table-column-properties style:column-width="8.38cm"/>
    </style:style>
    <style:style style:name="表格1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1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1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" style:family="table">
      <style:table-properties style:width="11.363cm" table:align="left"/>
    </style:style>
    <style:style style:name="表格12.A" style:family="table-column">
      <style:table-column-properties style:column-width="2.983cm"/>
    </style:style>
    <style:style style:name="表格12.B" style:family="table-column">
      <style:table-column-properties style:column-width="8.38cm"/>
    </style:style>
    <style:style style:name="表格12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2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2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2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" style:family="table">
      <style:table-properties style:width="11.363cm" table:align="left"/>
    </style:style>
    <style:style style:name="表格13.A" style:family="table-column">
      <style:table-column-properties style:column-width="2.983cm"/>
    </style:style>
    <style:style style:name="表格13.B" style:family="table-column">
      <style:table-column-properties style:column-width="8.38cm"/>
    </style:style>
    <style:style style:name="表格13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3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3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3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3.B9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4" style:family="table">
      <style:table-properties style:width="13.003cm" table:align="left"/>
    </style:style>
    <style:style style:name="表格14.A" style:family="table-column">
      <style:table-column-properties style:column-width="3.829cm"/>
    </style:style>
    <style:style style:name="表格14.B" style:family="table-column">
      <style:table-column-properties style:column-width="9.174cm"/>
    </style:style>
    <style:style style:name="表格14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4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4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4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4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" style:family="table">
      <style:table-properties style:width="15.411cm" table:align="left"/>
    </style:style>
    <style:style style:name="表格15.A" style:family="table-column">
      <style:table-column-properties style:column-width="3.618cm"/>
    </style:style>
    <style:style style:name="表格15.B" style:family="table-column">
      <style:table-column-properties style:column-width="11.793cm"/>
    </style:style>
    <style:style style:name="表格15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5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5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5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5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" style:family="table">
      <style:table-properties style:width="15.411cm" table:align="left"/>
    </style:style>
    <style:style style:name="表格16.A" style:family="table-column">
      <style:table-column-properties style:column-width="3.75cm"/>
    </style:style>
    <style:style style:name="表格16.B" style:family="table-column">
      <style:table-column-properties style:column-width="11.661cm"/>
    </style:style>
    <style:style style:name="表格16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表格16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6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表格16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6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.499cm" loext:contextual-spacing="false"/>
      <style:text-properties officeooo:rsid="000fcbdf" officeooo:paragraph-rsid="000841b8" style:font-size-asian="10.5pt"/>
    </style:style>
    <style:style style:name="P2" style:family="paragraph" style:parent-style-name="Table_20_Contents">
      <style:paragraph-properties fo:margin-top="0cm" fo:margin-bottom="0.499cm" loext:contextual-spacing="false"/>
      <style:text-properties officeooo:paragraph-rsid="000841b8" style:font-size-asian="10.5pt"/>
    </style:style>
    <style:style style:name="P3" style:family="paragraph" style:parent-style-name="Table_20_Contents">
      <style:paragraph-properties fo:margin-top="0cm" fo:margin-bottom="0.499cm" loext:contextual-spacing="false"/>
      <style:text-properties fo:font-size="10.5pt" officeooo:paragraph-rsid="000841b8"/>
    </style:style>
    <style:style style:name="P4" style:family="paragraph" style:parent-style-name="Table_20_Contents">
      <style:paragraph-properties fo:margin-top="0cm" fo:margin-bottom="0.499cm" loext:contextual-spacing="false"/>
      <style:text-properties fo:color="#333333" officeooo:paragraph-rsid="000841b8" style:font-name-asian="Arial" style:font-size-asian="10.5pt"/>
    </style:style>
    <style:style style:name="P5" style:family="paragraph" style:parent-style-name="Table_20_Contents">
      <style:paragraph-properties fo:margin-top="0cm" fo:margin-bottom="0.499cm" loext:contextual-spacing="false"/>
      <style:text-properties fo:color="#333333" officeooo:paragraph-rsid="000841b8" style:font-name-asian="Arial" style:font-size-asian="10pt"/>
    </style:style>
    <style:style style:name="P6" style:family="paragraph" style:parent-style-name="Table_20_Contents">
      <style:paragraph-properties fo:margin-top="0cm" fo:margin-bottom="0.499cm" loext:contextual-spacing="false"/>
      <style:text-properties fo:color="#333333" fo:font-weight="normal" officeooo:paragraph-rsid="000841b8" style:font-name-asian="Arial" style:font-size-asian="10.5pt" style:font-weight-asian="normal" style:font-weight-complex="normal"/>
    </style:style>
    <style:style style:name="P7" style:family="paragraph" style:parent-style-name="Table_20_Contents">
      <style:paragraph-properties fo:margin-top="0cm" fo:margin-bottom="0.499cm" loext:contextual-spacing="false"/>
      <style:text-properties fo:color="#df402a" officeooo:paragraph-rsid="000841b8" style:font-size-asian="10.5pt"/>
    </style:style>
    <style:style style:name="P8" style:family="paragraph" style:parent-style-name="Table_20_Contents">
      <style:paragraph-properties fo:margin-top="0cm" fo:margin-bottom="0.499cm" loext:contextual-spacing="false"/>
      <style:text-properties officeooo:paragraph-rsid="000841b8"/>
    </style:style>
    <style:style style:name="P9" style:family="paragraph" style:parent-style-name="Text_20_body">
      <style:text-properties officeooo:rsid="0016a21a" officeooo:paragraph-rsid="000841b8"/>
    </style:style>
    <style:style style:name="P10" style:family="paragraph" style:parent-style-name="Text_20_body">
      <style:text-properties officeooo:rsid="000f0765" officeooo:paragraph-rsid="000841b8" style:font-size-asian="24pt" style:font-weight-asian="bold"/>
    </style:style>
    <style:style style:name="P11" style:family="paragraph" style:parent-style-name="Text_20_body">
      <style:text-properties officeooo:paragraph-rsid="000841b8" style:font-size-asian="18pt" style:font-weight-asian="bold"/>
    </style:style>
    <style:style style:name="P12" style:family="paragraph" style:parent-style-name="Text_20_body">
      <style:text-properties officeooo:rsid="00144786" officeooo:paragraph-rsid="000841b8"/>
    </style:style>
    <style:style style:name="P13" style:family="paragraph" style:parent-style-name="Text_20_body">
      <style:text-properties officeooo:rsid="0012a5e3" officeooo:paragraph-rsid="000841b8"/>
    </style:style>
    <style:style style:name="P14" style:family="paragraph" style:parent-style-name="Text_20_body">
      <style:text-properties officeooo:rsid="0015d9cd" officeooo:paragraph-rsid="000841b8"/>
    </style:style>
    <style:style style:name="P15" style:family="paragraph" style:parent-style-name="Text_20_body">
      <style:text-properties officeooo:paragraph-rsid="000841b8"/>
    </style:style>
    <style:style style:name="P16" style:family="paragraph" style:parent-style-name="Text_20_body">
      <style:text-properties officeooo:rsid="0008f8d4" officeooo:paragraph-rsid="0008f8d4"/>
    </style:style>
    <style:style style:name="P17" style:family="paragraph" style:parent-style-name="Text_20_body">
      <style:text-properties officeooo:rsid="000a2959" officeooo:paragraph-rsid="000a2959"/>
    </style:style>
    <style:style style:name="P18" style:family="paragraph" style:parent-style-name="Text_20_body">
      <style:text-properties officeooo:rsid="000b6d0c" officeooo:paragraph-rsid="000b6d0c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0841b8"/>
    </style:style>
    <style:style style:name="P20" style:family="paragraph" style:parent-style-name="Text_20_body">
      <style:text-properties officeooo:rsid="0012a5e3" officeooo:paragraph-rsid="000d6a8b"/>
    </style:style>
    <style:style style:name="P21" style:family="paragraph" style:parent-style-name="Text_20_body">
      <style:text-properties officeooo:rsid="0016a21a" officeooo:paragraph-rsid="000841b8"/>
    </style:style>
    <style:style style:name="P22" style:family="paragraph" style:parent-style-name="Text_20_body">
      <style:text-properties officeooo:rsid="0008f8d4" officeooo:paragraph-rsid="0008f8d4"/>
    </style:style>
    <style:style style:name="P23" style:family="paragraph" style:parent-style-name="Text_20_body">
      <style:text-properties officeooo:rsid="000b6d0c" officeooo:paragraph-rsid="000e9422"/>
    </style:style>
    <style:style style:name="P24" style:family="paragraph" style:parent-style-name="Text_20_body">
      <style:text-properties officeooo:rsid="000a2959" officeooo:paragraph-rsid="000a2959"/>
    </style:style>
    <style:style style:name="P25" style:family="paragraph" style:parent-style-name="Text_20_body">
      <style:text-properties officeooo:rsid="000e9422" officeooo:paragraph-rsid="000e9422"/>
    </style:style>
    <style:style style:name="P26" style:family="paragraph" style:parent-style-name="Table_20_Contents">
      <style:paragraph-properties fo:margin-top="0cm" fo:margin-bottom="0.499cm" loext:contextual-spacing="false"/>
      <style:text-properties fo:font-size="10.5pt" officeooo:rsid="0008f8d4" officeooo:paragraph-rsid="0008f8d4"/>
    </style:style>
    <style:style style:name="T1" style:family="text">
      <style:text-properties style:font-size-asian="22pt" style:font-weight-asian="bold"/>
    </style:style>
    <style:style style:name="T2" style:family="text">
      <style:text-properties style:font-size-asian="10.5pt"/>
    </style:style>
    <style:style style:name="T3" style:family="text">
      <style:text-properties officeooo:rsid="000fcbdf" style:font-size-asian="10.5pt"/>
    </style:style>
    <style:style style:name="T4" style:family="text">
      <style:text-properties style:font-size-asian="21pt" style:font-weight-asian="bold"/>
    </style:style>
    <style:style style:name="T5" style:family="text">
      <style:text-properties fo:font-size="10.5pt"/>
    </style:style>
    <style:style style:name="T6" style:family="text">
      <style:text-properties officeooo:rsid="000fcbdf"/>
    </style:style>
    <style:style style:name="T7" style:family="text">
      <style:text-properties officeooo:rsid="00144786"/>
    </style:style>
    <style:style style:name="T8" style:family="text">
      <style:text-properties officeooo:rsid="0015d9cd"/>
    </style:style>
    <style:style style:name="T9" style:family="text">
      <style:text-properties officeooo:rsid="0008f8d4"/>
    </style:style>
    <style:style style:name="T10" style:family="text">
      <style:text-properties officeooo:rsid="000a2959"/>
    </style:style>
    <style:style style:name="T11" style:family="text">
      <style:text-properties officeooo:rsid="000b2eda"/>
    </style:style>
    <style:style style:name="T12" style:family="text">
      <style:text-properties officeooo:rsid="000e9422"/>
    </style:style>
    <style:style style:name="T13" style:family="text">
      <style:text-properties officeooo:rsid="000b6d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涉众分析</text:p>
      <text:p text:style-name="P15"><text:span text:style-name="T1">简述</text:span><text:span text:style-name="T2">：太多项目开发团队都致力于用例模型的细节研究，尽管他们还没有确立涉众群体、共享构想、产品的实际需要以及对建立用例模型应有的约束。用例模型在没有这些基础的情况下进行时，常会带来很大的问题。为了避免这些问题，开发团队应达成一个良好的涉众群体共识，论证对将要解决的问题的理解，获取涉众的实际需要和满足这些需要的系统特点，确保涉众群体的观点在整个项目中始终能得到生动而恰当的体现。</text:span></text:p>
      <text:p text:style-name="P15"> </text:p>
      <text:h text:style-name="P19" text:outline-level="1"> <text:span text:style-name="T4">涉众类型：</text:span></text:h>
      <text:p text:style-name="P15"> 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2">编号</text:p>
          </table:table-cell>
          <table:table-cell table:style-name="表格1.B1" office:value-type="string">
            <text:p text:style-name="P2">类型</text:p>
          </table:table-cell>
          <table:table-cell table:style-name="表格1.B1" office:value-type="string">
            <text:p text:style-name="P2">简要描述</text:p>
          </table:table-cell>
        </table:table-row>
        <table:table-row>
          <table:table-cell table:style-name="表格1.A2" office:value-type="string">
            <text:p text:style-name="P3">T1</text:p>
          </table:table-cell>
          <table:table-cell table:style-name="表格1.B2" office:value-type="string">
            <text:p text:style-name="P2">客户</text:p>
          </table:table-cell>
          <table:table-cell table:style-name="表格1.B2" office:value-type="string">
            <text:p text:style-name="P2">手机应用商店运营方<text:span text:style-name="T9">？？vip会员？？盈利模式没有想好</text:span></text:p>
          </table:table-cell>
        </table:table-row>
        <table:table-row>
          <table:table-cell table:style-name="表格1.A2" office:value-type="string">
            <text:p text:style-name="P3">T2</text:p>
          </table:table-cell>
          <table:table-cell table:style-name="表格1.B2" office:value-type="string">
            <text:p text:style-name="P2">用户</text:p>
          </table:table-cell>
          <table:table-cell table:style-name="表格1.B2" office:value-type="string">
            <text:p text:style-name="P2">软件最后的使用者</text:p>
          </table:table-cell>
        </table:table-row>
        <table:table-row>
          <table:table-cell table:style-name="表格1.A2" office:value-type="string">
            <text:p text:style-name="P3">T3</text:p>
          </table:table-cell>
          <table:table-cell table:style-name="表格1.B2" office:value-type="string">
            <text:p text:style-name="P2">赞助商</text:p>
          </table:table-cell>
          <table:table-cell table:style-name="表格1.B2" office:value-type="string">
            <text:p text:style-name="P2">提供资金支持者<text:span text:style-name="T9">，投资者</text:span></text:p>
          </table:table-cell>
        </table:table-row>
        <table:table-row>
          <table:table-cell table:style-name="表格1.A2" office:value-type="string">
            <text:p text:style-name="P3">T4</text:p>
          </table:table-cell>
          <table:table-cell table:style-name="表格1.B2" office:value-type="string">
            <text:p text:style-name="P2">专家团队</text:p>
          </table:table-cell>
          <table:table-cell table:style-name="表格1.B2" office:value-type="string">
            <text:p text:style-name="P2">提供领域知识、法律知识、法律援助、技术支持</text:p>
          </table:table-cell>
        </table:table-row>
        <table:table-row>
          <table:table-cell table:style-name="表格1.A2" office:value-type="string">
            <text:p text:style-name="P3">T5</text:p>
          </table:table-cell>
          <table:table-cell table:style-name="表格1.B2" office:value-type="string">
            <text:p text:style-name="P2">核心团队</text:p>
          </table:table-cell>
          <table:table-cell table:style-name="表格1.B2" office:value-type="string">
            <text:p text:style-name="P8"><text:span text:style-name="T2">开发人员</text:span><text:span text:style-name="T5">......</text:span></text:p>
          </table:table-cell>
        </table:table-row>
        <table:table-row>
          <table:table-cell table:style-name="表格1.A2" office:value-type="string">
            <text:p text:style-name="P3">T8</text:p>
          </table:table-cell>
          <table:table-cell table:style-name="表格1.B2" office:value-type="string">
            <text:p text:style-name="P2">特殊利益团体</text:p>
          </table:table-cell>
          <table:table-cell table:style-name="表格1.B2" office:value-type="string">
            <text:p text:style-name="P2">外国人和其他特殊人群</text:p>
          </table:table-cell>
        </table:table-row>
        <table:table-row>
          <table:table-cell table:style-name="表格1.A2" office:value-type="string">
            <text:p text:style-name="P3">T9</text:p>
          </table:table-cell>
          <table:table-cell table:style-name="表格1.B2" office:value-type="string">
            <text:p text:style-name="P2">网络监管部门</text:p>
          </table:table-cell>
          <table:table-cell table:style-name="表格1.B2" office:value-type="string">
            <text:p text:style-name="P2">对互联网进行监管</text:p>
          </table:table-cell>
        </table:table-row>
        <table:table-row>
          <table:table-cell table:style-name="表格1.A2" office:value-type="string">
            <text:p text:style-name="P3">T10</text:p>
          </table:table-cell>
          <table:table-cell table:style-name="表格1.B2" office:value-type="string">
            <text:p text:style-name="P2">其他受益方</text:p>
          </table:table-cell>
          <table:table-cell table:style-name="表格1.B2" office:value-type="string">
            <text:p text:style-name="P26">该软件中使用的第三方软件，比如支付宝，微信等</text:p>
          </table:table-cell>
        </table:table-row>
      </table:table>
      <text:p text:style-name="P15"> </text:p>
      <text:p text:style-name="P11">涉众角色概览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>
          <table:table-cell table:style-name="表格2.A1" office:value-type="string">
            <text:p text:style-name="P2">编号</text:p>
          </table:table-cell>
          <table:table-cell table:style-name="表格2.B1" office:value-type="string">
            <text:p text:style-name="P2">项名</text:p>
          </table:table-cell>
          <table:table-cell table:style-name="表格2.C1" office:value-type="string">
            <text:p text:style-name="P2">隶属类型</text:p>
          </table:table-cell>
          <table:table-cell table:style-name="表格2.B1" office:value-type="string">
            <text:p text:style-name="P2">说明</text:p>
          </table:table-cell>
          <table:table-cell table:style-name="表格2.C1" office:value-type="string">
            <text:p text:style-name="P2">特征</text:p>
          </table:table-cell>
          <table:table-cell table:style-name="表格2.B1" office:value-type="string">
            <text:p text:style-name="P2">期望</text:p>
          </table:table-cell>
        </table:table-row>
        <table:table-row>
          <table:table-cell table:style-name="表格2.A2" office:value-type="string">
            <text:p text:style-name="P3">R1</text:p>
          </table:table-cell>
          <table:table-cell table:style-name="表格2.B2" office:value-type="string">
            <text:p text:style-name="P2">普通用户</text:p>
          </table:table-cell>
          <table:table-cell table:style-name="表格2.C2" office:value-type="string">
            <text:p text:style-name="P2">用户</text:p>
          </table:table-cell>
          <table:table-cell table:style-name="表格2.C2" office:value-type="string">
            <text:p text:style-name="P2">主要使用基础功能（如：记事本）</text:p>
          </table:table-cell>
          <table:table-cell table:style-name="表格2.C2" office:value-type="string">
            <text:p text:style-name="P2">大多数用户，仅仅作为个人使用。</text:p>
          </table:table-cell>
          <table:table-cell table:style-name="表格2.F2" office:value-type="string">
            <text:p text:style-name="P2">希望有上传历史版本，细节要做好</text:p>
          </table:table-cell>
        </table:table-row>
        <table:table-row>
          <table:table-cell table:style-name="表格2.A3" office:value-type="string">
            <text:p text:style-name="P8"> <text:span text:style-name="T5">R2</text:span></text:p>
          </table:table-cell>
          <table:table-cell table:style-name="表格2.B3" office:value-type="string">
            <text:p text:style-name="P2">标准用户</text:p>
          </table:table-cell>
          <table:table-cell table:style-name="表格2.C2" office:value-type="string">
            <text:p text:style-name="P2">用户</text:p>
          </table:table-cell>
          <table:table-cell table:style-name="表格2.D3" office:value-type="string">
            <text:p text:style-name="P2">有兴趣使用由系统提供的全套功能</text:p>
          </table:table-cell>
          <table:table-cell table:style-name="表格2.C2" office:value-type="string">
            <text:p text:style-name="P8"><text:span text:style-name="T2">年轻，受教育程度较高，容易受到市场</text:span><text:span text:style-name="T5">,</text:span><text:span text:style-name="T2">潮流影响</text:span></text:p>
          </table:table-cell>
          <table:table-cell table:style-name="表格2.F3" office:value-type="string">
            <text:p text:style-name="P8"> <text:span text:style-name="T2">协同编辑不要有延迟，有其需要的特</text:span><text:soft-page-break/><text:span text:style-name="T2">殊功能</text:span></text:p>
          </table:table-cell>
        </table:table-row>
        <table:table-row>
          <table:table-cell table:style-name="表格2.A4" office:value-type="string">
            <text:p text:style-name="P8"> <text:span text:style-name="T5">R3</text:span></text:p>
          </table:table-cell>
          <table:table-cell table:style-name="表格2.B4" office:value-type="string">
            <text:p text:style-name="P2">应用市场运营方</text:p>
          </table:table-cell>
          <table:table-cell table:style-name="表格2.C2" office:value-type="string">
            <text:p text:style-name="P2">客户</text:p>
          </table:table-cell>
          <table:table-cell table:style-name="表格2.D4" office:value-type="string">
            <text:p text:style-name="P2">应用平台运营商，利用该产品带来利益</text:p>
          </table:table-cell>
          <table:table-cell table:style-name="表格2.C2" office:value-type="string">
            <text:p text:style-name="P8"><text:span text:style-name="T2">受潮流</text:span><text:span text:style-name="T5">,</text:span><text:span text:style-name="T2">市场</text:span><text:span text:style-name="T5">,</text:span><text:span text:style-name="T2">技术的影响较大</text:span></text:p>
          </table:table-cell>
          <table:table-cell table:style-name="表格2.F4" office:value-type="string">
            <text:p text:style-name="P8"> <text:span text:style-name="T2">便于下载和安装 没有恶意影响</text:span></text:p>
          </table:table-cell>
        </table:table-row>
        <table:table-row>
          <table:table-cell table:style-name="表格2.A5" office:value-type="string">
            <text:p text:style-name="P8"> <text:span text:style-name="T5">R4</text:span></text:p>
          </table:table-cell>
          <table:table-cell table:style-name="表格2.B5" office:value-type="string">
            <text:p text:style-name="P2">赞助公司</text:p>
          </table:table-cell>
          <table:table-cell table:style-name="表格2.C2" office:value-type="string">
            <text:p text:style-name="P2">赞助商</text:p>
          </table:table-cell>
          <table:table-cell table:style-name="表格2.D5" office:value-type="string">
            <text:p text:style-name="P8"> <text:span text:style-name="T2">希望在应用中能对该公司有推广</text:span></text:p>
          </table:table-cell>
          <table:table-cell table:style-name="表格2.C2" office:value-type="string">
            <text:p text:style-name="P2">以宣传推广为目的</text:p>
          </table:table-cell>
          <table:table-cell table:style-name="表格2.F5" office:value-type="string">
            <text:p text:style-name="P8"> <text:span text:style-name="T2">能生动宣传他们的产品，让用户记住</text:span></text:p>
          </table:table-cell>
        </table:table-row>
        <table:table-row>
          <table:table-cell table:style-name="表格2.A6" office:value-type="string">
            <text:p text:style-name="P8"> <text:span text:style-name="T5">R5</text:span></text:p>
          </table:table-cell>
          <table:table-cell table:style-name="表格2.B6" office:value-type="string">
            <text:p text:style-name="P2">开发团队</text:p>
          </table:table-cell>
          <table:table-cell table:style-name="表格2.C2" office:value-type="string">
            <text:p text:style-name="P2">核心团队</text:p>
          </table:table-cell>
          <table:table-cell table:style-name="表格2.D6" office:value-type="string">
            <text:p text:style-name="P2">负责产品主创，产品推广，产品销售</text:p>
          </table:table-cell>
          <table:table-cell table:style-name="表格2.C2" office:value-type="string">
            <text:p text:style-name="P2">了解产品的内部技术</text:p>
          </table:table-cell>
          <table:table-cell table:style-name="表格2.F6" office:value-type="string">
            <text:p text:style-name="P8"> <text:span text:style-name="T2">产品不要反复地大的修改</text:span></text:p>
          </table:table-cell>
        </table:table-row>
        <table:table-row>
          <table:table-cell table:style-name="表格2.A7" office:value-type="string">
            <text:p text:style-name="P3">R6</text:p>
          </table:table-cell>
          <table:table-cell table:style-name="表格2.C2" office:value-type="string">
            <text:p text:style-name="P2">市场部门</text:p>
          </table:table-cell>
          <table:table-cell table:style-name="表格2.C2" office:value-type="string">
            <text:p text:style-name="P2">核心团队</text:p>
          </table:table-cell>
          <table:table-cell table:style-name="表格2.C2" office:value-type="string">
            <text:p text:style-name="P4">负责各种推广方案的实施，并对方案的实施予以监督，并进行销售的评估</text:p>
          </table:table-cell>
          <table:table-cell table:style-name="表格2.C2" office:value-type="string">
            <text:p text:style-name="P2">以用户为中心</text:p>
          </table:table-cell>
          <table:table-cell table:style-name="表格2.C2" office:value-type="string">
            <text:p text:style-name="P2">项目实用性大</text:p>
          </table:table-cell>
        </table:table-row>
        <table:table-row>
          <table:table-cell table:style-name="表格2.A7" office:value-type="string">
            <text:p text:style-name="P3">R7</text:p>
          </table:table-cell>
          <table:table-cell table:style-name="表格2.C2" office:value-type="string">
            <text:p text:style-name="P2">设计部门</text:p>
          </table:table-cell>
          <table:table-cell table:style-name="表格2.C2" office:value-type="string">
            <text:p text:style-name="P2">核心团队</text:p>
          </table:table-cell>
          <table:table-cell table:style-name="表格2.C2" office:value-type="string">
            <text:p text:style-name="P2">负责开发项目所涉及的相关设计业务的协调、组织和管理</text:p>
          </table:table-cell>
          <table:table-cell table:style-name="表格2.C2" office:value-type="string">
            <text:p text:style-name="P8"> <text:span text:style-name="T2">洞悉各相关业务</text:span></text:p>
          </table:table-cell>
          <table:table-cell table:style-name="表格2.C2" office:value-type="string">
            <text:p text:style-name="P8">略</text:p>
          </table:table-cell>
        </table:table-row>
        <table:table-row>
          <table:table-cell table:style-name="表格2.A7" office:value-type="string">
            <text:p text:style-name="P3">R8</text:p>
          </table:table-cell>
          <table:table-cell table:style-name="表格2.C2" office:value-type="string">
            <text:p text:style-name="P2">领域顾问</text:p>
          </table:table-cell>
          <table:table-cell table:style-name="表格2.C2" office:value-type="string">
            <text:p text:style-name="P2">专家团队</text:p>
          </table:table-cell>
          <table:table-cell table:style-name="表格2.C2" office:value-type="string">
            <text:p text:style-name="P5">学习钻研此领域很久，对这个领域的很多知识都非常清楚</text:p>
          </table:table-cell>
          <table:table-cell table:style-name="表格2.C2" office:value-type="string">
            <text:p text:style-name="P5">学习钻研此领域很久，对这个领域的很多知识都非常清楚</text:p>
          </table:table-cell>
          <table:table-cell table:style-name="表格2.C2" office:value-type="string">
            <text:p text:style-name="P2">有疑则问</text:p>
          </table:table-cell>
        </table:table-row>
        <table:table-row>
          <table:table-cell table:style-name="表格2.A7" office:value-type="string">
            <text:p text:style-name="P3">R9</text:p>
          </table:table-cell>
          <table:table-cell table:style-name="表格2.C2" office:value-type="string">
            <text:p text:style-name="P2">法律专家</text:p>
          </table:table-cell>
          <table:table-cell table:style-name="表格2.C2" office:value-type="string">
            <text:p text:style-name="P2">专家团队</text:p>
          </table:table-cell>
          <table:table-cell table:style-name="表格2.D10" office:value-type="string">
            <text:p text:style-name="P2">负责审查、各类经济合同、协议</text:p>
          </table:table-cell>
          <table:table-cell table:style-name="表格2.C2" office:value-type="string">
            <text:p text:style-name="P2">了解软件行业的各法律风险</text:p>
          </table:table-cell>
          <table:table-cell table:style-name="表格2.C2" office:value-type="string">
            <text:p text:style-name="P2">项目完成后不涉及任何法律纠纷</text:p>
          </table:table-cell>
        </table:table-row>
        <table:table-row>
          <table:table-cell table:style-name="表格2.A7" office:value-type="string">
            <text:p text:style-name="P3">R10</text:p>
          </table:table-cell>
          <table:table-cell table:style-name="表格2.C2" office:value-type="string">
            <text:p text:style-name="P2">技术专家</text:p>
          </table:table-cell>
          <table:table-cell table:style-name="表格2.C2" office:value-type="string">
            <text:p text:style-name="P2">专家团队</text:p>
          </table:table-cell>
          <table:table-cell table:style-name="表格2.C2" office:value-type="string">
            <text:p text:style-name="P2">为项目中所遇技术问题答疑</text:p>
          </table:table-cell>
          <table:table-cell table:style-name="表格2.C2" office:value-type="string">
            <text:p text:style-name="P2">有深厚的理论功底和丰富的实践经验</text:p>
          </table:table-cell>
          <table:table-cell table:style-name="表格2.C2" office:value-type="string">
            <text:p text:style-name="P2">项目过程无技术阻碍</text:p>
          </table:table-cell>
        </table:table-row>
        <table:table-row>
          <table:table-cell table:style-name="表格2.A7" office:value-type="string">
            <text:p text:style-name="P3">R11</text:p>
          </table:table-cell>
          <table:table-cell table:style-name="表格2.C2" office:value-type="string">
            <text:p text:style-name="P2">外国友人</text:p>
          </table:table-cell>
          <table:table-cell table:style-name="表格2.C2" office:value-type="string">
            <text:p text:style-name="P2">特殊利益团体</text:p>
          </table:table-cell>
          <table:table-cell table:style-name="表格2.C2" office:value-type="string">
            <text:p text:style-name="P2">中国的很多城市都有外国人</text:p>
          </table:table-cell>
          <table:table-cell table:style-name="表格2.C2" office:value-type="string">
            <text:p text:style-name="P8"> <text:span text:style-name="T2">中文较差、几乎都会英语</text:span></text:p>
          </table:table-cell>
          <table:table-cell table:style-name="表格2.C2" office:value-type="string">
            <text:p text:style-name="P2">可以对软件的语言进行选择</text:p>
          </table:table-cell>
        </table:table-row>
        <table:table-row>
          <table:table-cell table:style-name="表格2.A7" office:value-type="string">
            <text:p text:style-name="P3">R12</text:p>
          </table:table-cell>
          <table:table-cell table:style-name="表格2.C2" office:value-type="string">
            <text:p text:style-name="P2">特殊人群</text:p>
          </table:table-cell>
          <table:table-cell table:style-name="表格2.C2" office:value-type="string">
            <text:p text:style-name="P2">特殊利益团体</text:p>
          </table:table-cell>
          <table:table-cell table:style-name="表格2.C2" office:value-type="string">
            <text:p text:style-name="P8"><text:span text:style-name="T2">老年人</text:span><text:span text:style-name="T5">·</text:span><text:span text:style-name="T2">残疾人等</text:span></text:p>
          </table:table-cell>
          <table:table-cell table:style-name="表格2.C2" office:value-type="string">
            <text:p text:style-name="P2">视力和接受新鲜事物的能力较差，对新事物学习成本较高</text:p>
          </table:table-cell>
          <table:table-cell table:style-name="表格2.C2" office:value-type="string">
            <text:p text:style-name="P2">可以提供更大的字体，更便捷的操作、语音<text:soft-page-break/>速记</text:p>
          </table:table-cell>
        </table:table-row>
        <table:table-row>
          <table:table-cell table:style-name="表格2.A7" office:value-type="string">
            <text:p text:style-name="P3">R13</text:p>
          </table:table-cell>
          <table:table-cell table:style-name="表格2.C2" office:value-type="string">
            <text:p text:style-name="P2">网监</text:p>
          </table:table-cell>
          <table:table-cell table:style-name="表格2.C2" office:value-type="string">
            <text:p text:style-name="P2">网络监管部门</text:p>
          </table:table-cell>
          <table:table-cell table:style-name="表格2.C2" office:value-type="string">
            <text:p text:style-name="P2">软件内容是否正规受相关部门监管</text:p>
          </table:table-cell>
          <table:table-cell table:style-name="表格2.C2" office:value-type="string">
            <text:p text:style-name="P2">监管具有强制性且不可违抗</text:p>
          </table:table-cell>
          <table:table-cell table:style-name="表格2.C2" office:value-type="string">
            <text:p text:style-name="P2">软件内容正规，不得违反国家相关法律规定</text:p>
          </table:table-cell>
        </table:table-row>
        <table:table-row>
          <table:table-cell table:style-name="表格2.A7" office:value-type="string">
            <text:p text:style-name="P3">R14</text:p>
          </table:table-cell>
          <table:table-cell table:style-name="表格2.C2" office:value-type="string">
            <text:p text:style-name="P7">技术提供公司</text:p>
          </table:table-cell>
          <table:table-cell table:style-name="表格2.C2" office:value-type="string">
            <text:p text:style-name="P2">其他受益方</text:p>
          </table:table-cell>
          <table:table-cell table:style-name="表格2.C2" office:value-type="string">
            <text:p text:style-name="P2">开发团队获得成功的同时也宣传了提供底层技术的公司本身</text:p>
          </table:table-cell>
          <table:table-cell table:style-name="表格2.C2" office:value-type="string">
            <text:p text:style-name="P2">为开发者提供了底层的技术支持、往往不会参与到项目实际的开发过程中来。</text:p>
          </table:table-cell>
          <table:table-cell table:style-name="表格2.C2" office:value-type="string">
            <text:p text:style-name="P2">希望项目能够用到公司的产品并且能够最终获得成功</text:p>
          </table:table-cell>
        </table:table-row>
      </table:table>
      <text:p text:style-name="P15"> </text:p>
      <text:p text:style-name="P15"> </text:p>
      <text:p text:style-name="P11">涉众简档：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">角色编号</text:p>
          </table:table-cell>
          <table:table-cell table:style-name="表格3.B1" office:value-type="string">
            <text:p text:style-name="P3">R1</text:p>
          </table:table-cell>
        </table:table-row>
        <table:table-row>
          <table:table-cell table:style-name="表格3.A2" office:value-type="string">
            <text:p text:style-name="P2">角色</text:p>
          </table:table-cell>
          <table:table-cell table:style-name="表格3.B2" office:value-type="string">
            <text:p text:style-name="P8"> <text:span text:style-name="T2">普通用户</text:span></text:p>
          </table:table-cell>
        </table:table-row>
        <table:table-row>
          <table:table-cell table:style-name="表格3.A3" office:value-type="string">
            <text:p text:style-name="P2">涉众代表</text:p>
          </table:table-cell>
          <table:table-cell table:style-name="表格3.B3" office:value-type="string">
            <text:p text:style-name="P8"> <text:span text:style-name="T2">作家</text:span></text:p>
          </table:table-cell>
        </table:table-row>
        <table:table-row>
          <table:table-cell table:style-name="表格3.A4" office:value-type="string">
            <text:p text:style-name="P2">特征</text:p>
          </table:table-cell>
          <table:table-cell table:style-name="表格3.B4" office:value-type="string">
            <text:p text:style-name="P2">大多数用户，仅仅作为个人使用。</text:p>
          </table:table-cell>
        </table:table-row>
        <table:table-row>
          <table:table-cell table:style-name="表格3.A5" office:value-type="string">
            <text:p text:style-name="P2">职责</text:p>
          </table:table-cell>
          <table:table-cell table:style-name="表格3.B5" office:value-type="string">
            <text:p text:style-name="P8"><text:span text:style-name="T5">1.</text:span><text:span text:style-name="T2">编辑、修改、查看、删除、上传、下载文章</text:span></text:p>
          </table:table-cell>
        </table:table-row>
        <table:table-row>
          <table:table-cell table:style-name="表格3.A6" office:value-type="string">
            <text:p text:style-name="P2">成功标准</text:p>
          </table:table-cell>
          <table:table-cell table:style-name="表格3.B6" office:value-type="string">
            <text:p text:style-name="P8"> <text:span text:style-name="T2">以上都能执行，可以查看历史版本，满足对标题，章节的特殊需要</text:span></text:p>
          </table:table-cell>
        </table:table-row>
        <table:table-row>
          <table:table-cell table:style-name="表格3.A7" office:value-type="string">
            <text:p text:style-name="P2">参与</text:p>
          </table:table-cell>
          <table:table-cell table:style-name="表格3.B7" office:value-type="string">
            <text:p text:style-name="P8"> <text:span text:style-name="T2">用户需求来源</text:span></text:p>
          </table:table-cell>
        </table:table-row>
        <table:table-row>
          <table:table-cell table:style-name="表格3.A8" office:value-type="string">
            <text:p text:style-name="P2">可交付工作</text:p>
          </table:table-cell>
          <table:table-cell table:style-name="表格3.B8" office:value-type="string">
            <text:p text:style-name="P8"> <text:span text:style-name="T2">写好的文章</text:span></text:p>
          </table:table-cell>
        </table:table-row>
        <table:table-row>
          <table:table-cell table:style-name="表格3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3.B9" office:value-type="string">
            <text:p text:style-name="P2">希望有上传历史版本，细节要做好</text:p>
          </table:table-cell>
        </table:table-row>
      </table:table>
      <text:p text:style-name="P15"> </text:p>
      <text:p text:style-name="P15"> 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">角色编号</text:p>
          </table:table-cell>
          <table:table-cell table:style-name="表格4.B1" office:value-type="string">
            <text:p text:style-name="P3">R2</text:p>
          </table:table-cell>
        </table:table-row>
        <table:table-row>
          <table:table-cell table:style-name="表格4.A2" office:value-type="string">
            <text:p text:style-name="P2">角色</text:p>
          </table:table-cell>
          <table:table-cell table:style-name="表格4.B2" office:value-type="string">
            <text:p text:style-name="P2">标准用户</text:p>
          </table:table-cell>
        </table:table-row>
        <table:table-row>
          <table:table-cell table:style-name="表格4.A3" office:value-type="string">
            <text:p text:style-name="P2">涉众代表</text:p>
          </table:table-cell>
          <table:table-cell table:style-name="表格4.B2" office:value-type="string">
            <text:p text:style-name="P2">编辑</text:p>
          </table:table-cell>
        </table:table-row>
        <table:table-row>
          <table:table-cell table:style-name="表格4.A4" office:value-type="string">
            <text:p text:style-name="P2">特征</text:p>
          </table:table-cell>
          <table:table-cell table:style-name="表格4.B2" office:value-type="string">
            <text:p text:style-name="P8"><text:span text:style-name="T2">年轻，受教育程度较高，容易受到市场</text:span><text:span text:style-name="T5">,</text:span><text:span text:style-name="T2">潮流影</text:span><text:soft-page-break/><text:span text:style-name="T2">响</text:span></text:p>
          </table:table-cell>
        </table:table-row>
        <table:table-row>
          <table:table-cell table:style-name="表格4.A5" office:value-type="string">
            <text:p text:style-name="P2">职责</text:p>
          </table:table-cell>
          <table:table-cell table:style-name="表格4.B2" office:value-type="string">
            <text:p text:style-name="P8"><text:span text:style-name="T5">1.</text:span><text:span text:style-name="T2">查看、修改、删除、上传、下载作家的文稿 </text:span><text:span text:style-name="T5">2</text:span><text:span text:style-name="T2">。催稿 </text:span><text:span text:style-name="T5">3.</text:span><text:span text:style-name="T2">查看作家写稿进度 </text:span><text:span text:style-name="T5">4. </text:span><text:span text:style-name="T2">可以在文稿进行批注 </text:span><text:span text:style-name="T5">5. </text:span><text:span text:style-name="T2">能与作家交流，可发图片、文字、语音、表情包</text:span></text:p>
          </table:table-cell>
        </table:table-row>
        <table:table-row>
          <table:table-cell table:style-name="表格4.A6" office:value-type="string">
            <text:p text:style-name="P2">成功标准</text:p>
          </table:table-cell>
          <table:table-cell table:style-name="表格4.B2" office:value-type="string">
            <text:p text:style-name="P2">沟通无阻，有提醒催稿功能</text:p>
          </table:table-cell>
        </table:table-row>
        <table:table-row>
          <table:table-cell table:style-name="表格4.A7" office:value-type="string">
            <text:p text:style-name="P2">参与</text:p>
          </table:table-cell>
          <table:table-cell table:style-name="表格4.B2" office:value-type="string">
            <text:p text:style-name="P2">用户需求来源</text:p>
          </table:table-cell>
        </table:table-row>
        <table:table-row>
          <table:table-cell table:style-name="表格4.A8" office:value-type="string">
            <text:p text:style-name="P2">可交付工作</text:p>
          </table:table-cell>
          <table:table-cell table:style-name="表格4.B2" office:value-type="string">
            <text:p text:style-name="P2">最终决定的文章</text:p>
          </table:table-cell>
        </table:table-row>
        <table:table-row>
          <table:table-cell table:style-name="表格4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4.B9" office:value-type="string">
            <text:p text:style-name="P8"> <text:span text:style-name="T2">协同编辑不要有延迟，有其需要的特殊功能</text:span></text:p>
          </table:table-cell>
        </table:table-row>
      </table:table>
      <text:p text:style-name="P15"> 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">角色编号</text:p>
          </table:table-cell>
          <table:table-cell table:style-name="表格5.B1" office:value-type="string">
            <text:p text:style-name="P3">R3</text:p>
          </table:table-cell>
        </table:table-row>
        <table:table-row>
          <table:table-cell table:style-name="表格5.A2" office:value-type="string">
            <text:p text:style-name="P2">角色</text:p>
          </table:table-cell>
          <table:table-cell table:style-name="表格5.B2" office:value-type="string">
            <text:p text:style-name="P2">应用市场运营方</text:p>
          </table:table-cell>
        </table:table-row>
        <table:table-row>
          <table:table-cell table:style-name="表格5.A3" office:value-type="string">
            <text:p text:style-name="P2">涉众代表</text:p>
          </table:table-cell>
          <table:table-cell table:style-name="表格5.B2" office:value-type="string">
            <text:p text:style-name="P2">应用市场审核人</text:p>
          </table:table-cell>
        </table:table-row>
        <table:table-row>
          <table:table-cell table:style-name="表格5.A4" office:value-type="string">
            <text:p text:style-name="P2">特征</text:p>
          </table:table-cell>
          <table:table-cell table:style-name="表格5.B2" office:value-type="string">
            <text:p text:style-name="P8"><text:span text:style-name="T2">受潮流</text:span><text:span text:style-name="T5">,</text:span><text:span text:style-name="T2">市场</text:span><text:span text:style-name="T5">,</text:span><text:span text:style-name="T2">技术的影响较大</text:span></text:p>
          </table:table-cell>
        </table:table-row>
        <table:table-row>
          <table:table-cell table:style-name="表格5.A5" office:value-type="string">
            <text:p text:style-name="P2">职责</text:p>
          </table:table-cell>
          <table:table-cell table:style-name="表格5.B2" office:value-type="string">
            <text:p text:style-name="P2">审核应用的和合格性和安全性，决定公司要不要上架该应用</text:p>
          </table:table-cell>
        </table:table-row>
        <table:table-row>
          <table:table-cell table:style-name="表格5.A6" office:value-type="string">
            <text:p text:style-name="P2">成功标准</text:p>
          </table:table-cell>
          <table:table-cell table:style-name="表格5.B2" office:value-type="string">
            <text:p text:style-name="P2">用户广泛喜爱的应用，能给公司带来好的声誉</text:p>
          </table:table-cell>
        </table:table-row>
        <table:table-row>
          <table:table-cell table:style-name="表格5.A7" office:value-type="string">
            <text:p text:style-name="P2">参与</text:p>
          </table:table-cell>
          <table:table-cell table:style-name="表格5.B2" office:value-type="string">
            <text:p text:style-name="P2">应用与硬件兼容需求来源</text:p>
          </table:table-cell>
        </table:table-row>
        <table:table-row>
          <table:table-cell table:style-name="表格5.A8" office:value-type="string">
            <text:p text:style-name="P2">可交付工作</text:p>
          </table:table-cell>
          <table:table-cell table:style-name="表格5.B2" office:value-type="string">
            <text:p text:style-name="P8">无</text:p>
          </table:table-cell>
        </table:table-row>
        <table:table-row>
          <table:table-cell table:style-name="表格5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5.B9" office:value-type="string">
            <text:p text:style-name="P8"> <text:span text:style-name="T2">便于下载和安装 没有恶意影响</text:span></text:p>
          </table:table-cell>
        </table:table-row>
      </table:table>
      <text:p text:style-name="P15"> 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">角色编号</text:p>
          </table:table-cell>
          <table:table-cell table:style-name="表格6.B1" office:value-type="string">
            <text:p text:style-name="P3">R4</text:p>
          </table:table-cell>
        </table:table-row>
        <table:table-row>
          <table:table-cell table:style-name="表格6.A2" office:value-type="string">
            <text:p text:style-name="P2">角色</text:p>
          </table:table-cell>
          <table:table-cell table:style-name="表格6.B2" office:value-type="string">
            <text:p text:style-name="P2">赞助公司</text:p>
          </table:table-cell>
        </table:table-row>
        <table:table-row>
          <table:table-cell table:style-name="表格6.A3" office:value-type="string">
            <text:p text:style-name="P2">涉众代表</text:p>
          </table:table-cell>
          <table:table-cell table:style-name="表格6.B2" office:value-type="string">
            <text:p text:style-name="P2">产品经理人</text:p>
          </table:table-cell>
        </table:table-row>
        <table:table-row>
          <table:table-cell table:style-name="表格6.A4" office:value-type="string">
            <text:p text:style-name="P2">特征</text:p>
          </table:table-cell>
          <table:table-cell table:style-name="表格6.B2" office:value-type="string">
            <text:p text:style-name="P2">以宣传推广为目的</text:p>
          </table:table-cell>
        </table:table-row>
        <table:table-row>
          <table:table-cell table:style-name="表格6.A5" office:value-type="string">
            <text:p text:style-name="P2">职责</text:p>
          </table:table-cell>
          <table:table-cell table:style-name="表格6.B2" office:value-type="string">
            <text:p text:style-name="P2">宣传自己公司产品</text:p>
          </table:table-cell>
        </table:table-row>
        <table:table-row>
          <table:table-cell table:style-name="表格6.A6" office:value-type="string">
            <text:p text:style-name="P2">成功标准</text:p>
          </table:table-cell>
          <table:table-cell table:style-name="表格6.B2" office:value-type="string">
            <text:p text:style-name="P2">得到良好的宣传<text:soft-page-break/></text:p>
          </table:table-cell>
        </table:table-row>
        <table:table-row>
          <table:table-cell table:style-name="表格6.A7" office:value-type="string">
            <text:p text:style-name="P2">参与</text:p>
          </table:table-cell>
          <table:table-cell table:style-name="表格6.B2" office:value-type="string">
            <text:p text:style-name="P2">应用与广告与插件的需求来源</text:p>
          </table:table-cell>
        </table:table-row>
        <table:table-row>
          <table:table-cell table:style-name="表格6.A8" office:value-type="string">
            <text:p text:style-name="P2">可交付工作</text:p>
          </table:table-cell>
          <table:table-cell table:style-name="表格6.B2" office:value-type="string">
            <text:p text:style-name="P8">无</text:p>
          </table:table-cell>
        </table:table-row>
        <table:table-row>
          <table:table-cell table:style-name="表格6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6.B9" office:value-type="string">
            <text:p text:style-name="P8"> <text:span text:style-name="T2">能生动宣传他们的产品，让用户记住</text:span></text:p>
          </table:table-cell>
        </table:table-row>
      </table:table>
      <text:p text:style-name="P15"> 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">角色编号</text:p>
          </table:table-cell>
          <table:table-cell table:style-name="表格7.B1" office:value-type="string">
            <text:p text:style-name="P3">R5</text:p>
          </table:table-cell>
        </table:table-row>
        <table:table-row>
          <table:table-cell table:style-name="表格7.A2" office:value-type="string">
            <text:p text:style-name="P2">角色</text:p>
          </table:table-cell>
          <table:table-cell table:style-name="表格7.B2" office:value-type="string">
            <text:p text:style-name="P2">开发团队</text:p>
          </table:table-cell>
        </table:table-row>
        <table:table-row>
          <table:table-cell table:style-name="表格7.A3" office:value-type="string">
            <text:p text:style-name="P2">涉众代表</text:p>
          </table:table-cell>
          <table:table-cell table:style-name="表格7.B2" office:value-type="string">
            <text:p text:style-name="P2">产品经理</text:p>
          </table:table-cell>
        </table:table-row>
        <table:table-row>
          <table:table-cell table:style-name="表格7.A4" office:value-type="string">
            <text:p text:style-name="P2">特征</text:p>
          </table:table-cell>
          <table:table-cell table:style-name="表格7.B2" office:value-type="string">
            <text:p text:style-name="P2">了解产品的内部技术</text:p>
          </table:table-cell>
        </table:table-row>
        <table:table-row>
          <table:table-cell table:style-name="表格7.A5" office:value-type="string">
            <text:p text:style-name="P2">职责</text:p>
          </table:table-cell>
          <table:table-cell table:style-name="表格7.B2" office:value-type="string">
            <text:p text:style-name="P8"><text:span text:style-name="T5">1.</text:span><text:span text:style-name="T2">负责整个产品的构建 </text:span><text:span text:style-name="T5">2. </text:span><text:span text:style-name="T2">与涉众交互</text:span></text:p>
          </table:table-cell>
        </table:table-row>
        <table:table-row>
          <table:table-cell table:style-name="表格7.A6" office:value-type="string">
            <text:p text:style-name="P2">成功标准</text:p>
          </table:table-cell>
          <table:table-cell table:style-name="表格7.B2" office:value-type="string">
            <text:p text:style-name="P2">使产品能准确的被交付，投入到市场</text:p>
          </table:table-cell>
        </table:table-row>
        <table:table-row>
          <table:table-cell table:style-name="表格7.A7" office:value-type="string">
            <text:p text:style-name="P2">参与</text:p>
          </table:table-cell>
          <table:table-cell table:style-name="表格7.B2" office:value-type="string">
            <text:p text:style-name="P2">开发团队信息资源掌握</text:p>
          </table:table-cell>
        </table:table-row>
        <table:table-row>
          <table:table-cell table:style-name="表格7.A8" office:value-type="string">
            <text:p text:style-name="P2">可交付工作</text:p>
          </table:table-cell>
          <table:table-cell table:style-name="表格7.B2" office:value-type="string">
            <text:p text:style-name="P8">无</text:p>
          </table:table-cell>
        </table:table-row>
        <table:table-row>
          <table:table-cell table:style-name="表格7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7.B9" office:value-type="string">
            <text:p text:style-name="P8"> <text:span text:style-name="T2">产品不要反复地大的修改</text:span></text:p>
          </table:table-cell>
        </table:table-row>
      </table:table>
      <text:p text:style-name="P15"> </text:p>
      <text:p text:style-name="P15"> 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2">角色编号</text:p>
          </table:table-cell>
          <table:table-cell table:style-name="表格8.B1" office:value-type="string">
            <text:p text:style-name="P3">R6</text:p>
          </table:table-cell>
        </table:table-row>
        <table:table-row>
          <table:table-cell table:style-name="表格8.A2" office:value-type="string">
            <text:p text:style-name="P2">角色</text:p>
          </table:table-cell>
          <table:table-cell table:style-name="表格8.B2" office:value-type="string">
            <text:p text:style-name="P8"> <text:span text:style-name="T2">市场部门</text:span></text:p>
          </table:table-cell>
        </table:table-row>
        <table:table-row>
          <table:table-cell table:style-name="表格8.A3" office:value-type="string">
            <text:p text:style-name="P2">涉众代表</text:p>
          </table:table-cell>
          <table:table-cell table:style-name="表格8.B3" office:value-type="string">
            <text:p text:style-name="P8"> <text:span text:style-name="T3">部门经理</text:span></text:p>
          </table:table-cell>
        </table:table-row>
        <table:table-row>
          <table:table-cell table:style-name="表格8.A4" office:value-type="string">
            <text:p text:style-name="P2">特征</text:p>
          </table:table-cell>
          <table:table-cell table:style-name="表格8.B4" office:value-type="string">
            <text:p text:style-name="P2">以用户为中心</text:p>
          </table:table-cell>
        </table:table-row>
        <table:table-row>
          <table:table-cell table:style-name="表格8.A5" office:value-type="string">
            <text:p text:style-name="P2">职责</text:p>
          </table:table-cell>
          <table:table-cell table:style-name="表格8.B5" office:value-type="string">
            <text:p text:style-name="P2">负责拉近产品与消费者的心理距离</text:p>
          </table:table-cell>
        </table:table-row>
        <table:table-row>
          <table:table-cell table:style-name="表格8.A6" office:value-type="string">
            <text:p text:style-name="P2">成功标准</text:p>
          </table:table-cell>
          <table:table-cell table:style-name="表格8.B6" office:value-type="string">
            <text:p text:style-name="P2">客户的满意度高</text:p>
          </table:table-cell>
        </table:table-row>
        <table:table-row>
          <table:table-cell table:style-name="表格8.A7" office:value-type="string">
            <text:p text:style-name="P2">参与</text:p>
          </table:table-cell>
          <table:table-cell table:style-name="表格8.B7" office:value-type="string">
            <text:p text:style-name="P4">负责各种推广方案的实施，并对方案的实施予以监督，并进行销售的评估</text:p>
          </table:table-cell>
        </table:table-row>
        <table:table-row>
          <table:table-cell table:style-name="表格8.A8" office:value-type="string">
            <text:p text:style-name="P2">可交付工作</text:p>
          </table:table-cell>
          <table:table-cell table:style-name="表格8.B8" office:value-type="string">
            <text:p text:style-name="P8"> 无</text:p>
          </table:table-cell>
        </table:table-row>
        <text:soft-page-break/>
        <table:table-row>
          <table:table-cell table:style-name="表格8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8.B9" office:value-type="string">
            <text:p text:style-name="P8"> <text:span text:style-name="T2">产品实用性大</text:span></text:p>
          </table:table-cell>
        </table:table-row>
      </table:table>
      <text:p text:style-name="P15"> 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2">角色编号</text:p>
          </table:table-cell>
          <table:table-cell table:style-name="表格9.B1" office:value-type="string">
            <text:p text:style-name="P3">R7</text:p>
          </table:table-cell>
        </table:table-row>
        <table:table-row>
          <table:table-cell table:style-name="表格9.A2" office:value-type="string">
            <text:p text:style-name="P2">角色</text:p>
          </table:table-cell>
          <table:table-cell table:style-name="表格9.B2" office:value-type="string">
            <text:p text:style-name="P8"> <text:span text:style-name="T2">设计部门</text:span></text:p>
          </table:table-cell>
        </table:table-row>
        <table:table-row>
          <table:table-cell table:style-name="表格9.A3" office:value-type="string">
            <text:p text:style-name="P2">涉众代表</text:p>
          </table:table-cell>
          <table:table-cell table:style-name="表格9.B3" office:value-type="string">
            <text:p text:style-name="P8"> <text:span text:style-name="T3">部门经理</text:span></text:p>
          </table:table-cell>
        </table:table-row>
        <table:table-row>
          <table:table-cell table:style-name="表格9.A4" office:value-type="string">
            <text:p text:style-name="P2">特征</text:p>
          </table:table-cell>
          <table:table-cell table:style-name="表格9.B4" office:value-type="string">
            <text:p text:style-name="P8"> <text:span text:style-name="T2">洞悉各相关业务</text:span></text:p>
          </table:table-cell>
        </table:table-row>
        <table:table-row>
          <table:table-cell table:style-name="表格9.A5" office:value-type="string">
            <text:p text:style-name="P2">职责</text:p>
          </table:table-cell>
          <table:table-cell table:style-name="表格9.B5" office:value-type="string">
            <text:p text:style-name="P8"> <text:span text:style-name="T2">负责开发项目所涉及的相关设计业务的协调、组织和管理</text:span></text:p>
          </table:table-cell>
        </table:table-row>
        <table:table-row>
          <table:table-cell table:style-name="表格9.A6" office:value-type="string">
            <text:p text:style-name="P2">成功标准</text:p>
          </table:table-cell>
          <table:table-cell table:style-name="表格9.B6" office:value-type="string">
            <text:p text:style-name="P8"> <text:span text:style-name="T2">相关业务有条不紊的进行</text:span></text:p>
          </table:table-cell>
        </table:table-row>
        <table:table-row>
          <table:table-cell table:style-name="表格9.A7" office:value-type="string">
            <text:p text:style-name="P2">参与</text:p>
          </table:table-cell>
          <table:table-cell table:style-name="表格9.B7" office:value-type="string">
            <text:p text:style-name="P2">参与项目研发</text:p>
          </table:table-cell>
        </table:table-row>
        <table:table-row>
          <table:table-cell table:style-name="表格9.A8" office:value-type="string">
            <text:p text:style-name="P2">可交付工作</text:p>
          </table:table-cell>
          <table:table-cell table:style-name="表格9.B8" office:value-type="string">
            <text:p text:style-name="P8"> 无</text:p>
          </table:table-cell>
        </table:table-row>
        <table:table-row>
          <table:table-cell table:style-name="表格9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9.B9" office:value-type="string">
            <text:p text:style-name="P8"> 略</text:p>
          </table:table-cell>
        </table:table-row>
      </table:table>
      <text:p text:style-name="P15"> </text:p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2">角色编号</text:p>
          </table:table-cell>
          <table:table-cell table:style-name="表格10.B1" office:value-type="string">
            <text:p text:style-name="P3">R8</text:p>
          </table:table-cell>
        </table:table-row>
        <table:table-row>
          <table:table-cell table:style-name="表格10.A2" office:value-type="string">
            <text:p text:style-name="P2">角色</text:p>
          </table:table-cell>
          <table:table-cell table:style-name="表格10.B2" office:value-type="string">
            <text:p text:style-name="P8"> <text:span text:style-name="T2">领域顾问</text:span></text:p>
          </table:table-cell>
        </table:table-row>
        <table:table-row>
          <table:table-cell table:style-name="表格10.A3" office:value-type="string">
            <text:p text:style-name="P2">涉众代表</text:p>
          </table:table-cell>
          <table:table-cell table:style-name="表格10.B3" office:value-type="string">
            <text:p text:style-name="P8"> <text:span text:style-name="T2">顾问代表</text:span></text:p>
          </table:table-cell>
        </table:table-row>
        <table:table-row>
          <table:table-cell table:style-name="表格10.A4" office:value-type="string">
            <text:p text:style-name="P2">特征</text:p>
          </table:table-cell>
          <table:table-cell table:style-name="表格10.B4" office:value-type="string">
            <text:p text:style-name="P6"><text:s/>学习钻研<text:span text:style-name="T6">此领域很久，对这个领域的很多知识都非常清楚</text:span></text:p>
          </table:table-cell>
        </table:table-row>
        <table:table-row>
          <table:table-cell table:style-name="表格10.A5" office:value-type="string">
            <text:p text:style-name="P2">职责</text:p>
          </table:table-cell>
          <table:table-cell table:style-name="表格10.B5" office:value-type="string">
            <text:p text:style-name="P8"> <text:span text:style-name="T2">为项目中所遇领域问题答疑</text:span></text:p>
          </table:table-cell>
        </table:table-row>
        <table:table-row>
          <table:table-cell table:style-name="表格10.A6" office:value-type="string">
            <text:p text:style-name="P2">成功标准</text:p>
          </table:table-cell>
          <table:table-cell table:style-name="表格10.B6" office:value-type="string">
            <text:p text:style-name="P8"> <text:span text:style-name="T2">项目中任何领域问题不隔夜</text:span></text:p>
          </table:table-cell>
        </table:table-row>
        <table:table-row>
          <table:table-cell table:style-name="表格10.A7" office:value-type="string">
            <text:p text:style-name="P2">参与</text:p>
          </table:table-cell>
          <table:table-cell table:style-name="表格10.B7" office:value-type="string">
            <text:p text:style-name="P8"> <text:span text:style-name="T2">全程参与项目研发</text:span></text:p>
          </table:table-cell>
        </table:table-row>
        <table:table-row>
          <table:table-cell table:style-name="表格10.A8" office:value-type="string">
            <text:p text:style-name="P2">可交付工作</text:p>
          </table:table-cell>
          <table:table-cell table:style-name="表格10.B8" office:value-type="string">
            <text:p text:style-name="P8"> 无</text:p>
          </table:table-cell>
        </table:table-row>
        <table:table-row>
          <table:table-cell table:style-name="表格10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0.B9" office:value-type="string">
            <text:p text:style-name="P8"> <text:span text:style-name="T2">有疑则问</text:span></text:p>
          </table:table-cell>
        </table:table-row>
      </table:table>
      <text:p text:style-name="P15"> </text:p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2">角色编号</text:p>
          </table:table-cell>
          <table:table-cell table:style-name="表格11.B1" office:value-type="string">
            <text:p text:style-name="P3">R9</text:p>
          </table:table-cell>
        </table:table-row>
        <table:table-row>
          <table:table-cell table:style-name="表格11.A2" office:value-type="string">
            <text:p text:style-name="P2">角色</text:p>
          </table:table-cell>
          <table:table-cell table:style-name="表格11.B2" office:value-type="string">
            <text:p text:style-name="P8"> <text:span text:style-name="T2">法律专家</text:span><text:soft-page-break/></text:p>
          </table:table-cell>
        </table:table-row>
        <table:table-row>
          <table:table-cell table:style-name="表格11.A3" office:value-type="string">
            <text:p text:style-name="P2">涉众代表</text:p>
          </table:table-cell>
          <table:table-cell table:style-name="表格11.B3" office:value-type="string">
            <text:p text:style-name="P8"> <text:span text:style-name="T2">律师代表</text:span></text:p>
          </table:table-cell>
        </table:table-row>
        <table:table-row>
          <table:table-cell table:style-name="表格11.A4" office:value-type="string">
            <text:p text:style-name="P2">特征</text:p>
          </table:table-cell>
          <table:table-cell table:style-name="表格11.B4" office:value-type="string">
            <text:p text:style-name="P2">了解软件行业的各法律风险</text:p>
          </table:table-cell>
        </table:table-row>
        <table:table-row>
          <table:table-cell table:style-name="表格11.A5" office:value-type="string">
            <text:p text:style-name="P2">职责</text:p>
          </table:table-cell>
          <table:table-cell table:style-name="表格11.B5" office:value-type="string">
            <text:p text:style-name="P8"> <text:span text:style-name="T2">负责审查、各类经济合同、协议</text:span></text:p>
          </table:table-cell>
        </table:table-row>
        <table:table-row>
          <table:table-cell table:style-name="表格11.A6" office:value-type="string">
            <text:p text:style-name="P2">成功标准</text:p>
          </table:table-cell>
          <table:table-cell table:style-name="表格11.B6" office:value-type="string">
            <text:p text:style-name="P8"> <text:span text:style-name="T2">公司</text:span></text:p>
          </table:table-cell>
        </table:table-row>
        <table:table-row>
          <table:table-cell table:style-name="表格11.A7" office:value-type="string">
            <text:p text:style-name="P2">参与</text:p>
          </table:table-cell>
          <table:table-cell table:style-name="表格11.B7" office:value-type="string">
            <text:p text:style-name="P8"> <text:span text:style-name="T2">参与公司重大经济活动的谈判工作</text:span></text:p>
          </table:table-cell>
        </table:table-row>
        <table:table-row>
          <table:table-cell table:style-name="表格11.A8" office:value-type="string">
            <text:p text:style-name="P2">可交付工作</text:p>
          </table:table-cell>
          <table:table-cell table:style-name="表格11.B8" office:value-type="string">
            <text:p text:style-name="P8"> 无</text:p>
          </table:table-cell>
        </table:table-row>
        <table:table-row>
          <table:table-cell table:style-name="表格11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1.B9" office:value-type="string">
            <text:p text:style-name="P8">略</text:p>
          </table:table-cell>
        </table:table-row>
      </table:table>
      <text:p text:style-name="P15"> </text:p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P2">角色编号</text:p>
          </table:table-cell>
          <table:table-cell table:style-name="表格12.B1" office:value-type="string">
            <text:p text:style-name="P3">R10</text:p>
          </table:table-cell>
        </table:table-row>
        <table:table-row>
          <table:table-cell table:style-name="表格12.A2" office:value-type="string">
            <text:p text:style-name="P2">角色</text:p>
          </table:table-cell>
          <table:table-cell table:style-name="表格12.B2" office:value-type="string">
            <text:p text:style-name="P8"> <text:span text:style-name="T2">技术专家</text:span></text:p>
          </table:table-cell>
        </table:table-row>
        <table:table-row>
          <table:table-cell table:style-name="表格12.A3" office:value-type="string">
            <text:p text:style-name="P2">涉众代表</text:p>
          </table:table-cell>
          <table:table-cell table:style-name="表格12.B3" office:value-type="string">
            <text:p text:style-name="P1"><text:s/>技术专家代表</text:p>
          </table:table-cell>
        </table:table-row>
        <table:table-row>
          <table:table-cell table:style-name="表格12.A4" office:value-type="string">
            <text:p text:style-name="P2">特征</text:p>
          </table:table-cell>
          <table:table-cell table:style-name="表格12.B4" office:value-type="string">
            <text:p text:style-name="P8"> <text:span text:style-name="T2">有深厚的理论功底和丰富的实践经验</text:span></text:p>
          </table:table-cell>
        </table:table-row>
        <table:table-row>
          <table:table-cell table:style-name="表格12.A5" office:value-type="string">
            <text:p text:style-name="P2">职责</text:p>
          </table:table-cell>
          <table:table-cell table:style-name="表格12.B5" office:value-type="string">
            <text:p text:style-name="P8"> <text:span text:style-name="T2">为项目中所遇技术问题答疑</text:span></text:p>
          </table:table-cell>
        </table:table-row>
        <table:table-row>
          <table:table-cell table:style-name="表格12.A6" office:value-type="string">
            <text:p text:style-name="P2">成功标准</text:p>
          </table:table-cell>
          <table:table-cell table:style-name="表格12.B6" office:value-type="string">
            <text:p text:style-name="P2">项目进行过程中不受技术阻碍</text:p>
          </table:table-cell>
        </table:table-row>
        <table:table-row>
          <table:table-cell table:style-name="表格12.A7" office:value-type="string">
            <text:p text:style-name="P2">参与</text:p>
          </table:table-cell>
          <table:table-cell table:style-name="表格12.B7" office:value-type="string">
            <text:p text:style-name="P8"> <text:span text:style-name="T2">全程参与项目开发</text:span></text:p>
          </table:table-cell>
        </table:table-row>
        <table:table-row>
          <table:table-cell table:style-name="表格12.A8" office:value-type="string">
            <text:p text:style-name="P2">可交付工作</text:p>
          </table:table-cell>
          <table:table-cell table:style-name="表格12.B8" office:value-type="string">
            <text:p text:style-name="P8"> 无</text:p>
          </table:table-cell>
        </table:table-row>
        <table:table-row>
          <table:table-cell table:style-name="表格12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2.B9" office:value-type="string">
            <text:p text:style-name="P8"> <text:span text:style-name="T2">有疑则问</text:span></text:p>
          </table:table-cell>
        </table:table-row>
      </table:table>
      <text:p text:style-name="P15"> </text:p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2">涉众角色编号</text:p>
          </table:table-cell>
          <table:table-cell table:style-name="表格13.B1" office:value-type="string">
            <text:p text:style-name="P3">R11</text:p>
          </table:table-cell>
        </table:table-row>
        <table:table-row>
          <table:table-cell table:style-name="表格13.A2" office:value-type="string">
            <text:p text:style-name="P2">角色</text:p>
          </table:table-cell>
          <table:table-cell table:style-name="表格13.B2" office:value-type="string">
            <text:p text:style-name="P8"> <text:span text:style-name="T2">外国人</text:span></text:p>
          </table:table-cell>
        </table:table-row>
        <table:table-row>
          <table:table-cell table:style-name="表格13.A3" office:value-type="string">
            <text:p text:style-name="P2">涉众代表</text:p>
          </table:table-cell>
          <table:table-cell table:style-name="表格13.B3" office:value-type="string">
            <text:p text:style-name="P8"> <text:span text:style-name="T2">任何一个会使用软件产品的外国人</text:span></text:p>
          </table:table-cell>
        </table:table-row>
        <table:table-row>
          <table:table-cell table:style-name="表格13.A4" office:value-type="string">
            <text:p text:style-name="P2">特征</text:p>
          </table:table-cell>
          <table:table-cell table:style-name="表格13.B4" office:value-type="string">
            <text:p text:style-name="P8"> <text:span text:style-name="T2">中文较差、几乎都会英语</text:span></text:p>
          </table:table-cell>
        </table:table-row>
        <table:table-row>
          <table:table-cell table:style-name="表格13.A5" office:value-type="string">
            <text:p text:style-name="P2">职责</text:p>
          </table:table-cell>
          <table:table-cell table:style-name="表格13.B5" office:value-type="string">
            <text:p text:style-name="P8"> <text:span text:style-name="T2">无</text:span></text:p>
          </table:table-cell>
        </table:table-row>
        <table:table-row>
          <table:table-cell table:style-name="表格13.A6" office:value-type="string">
            <text:p text:style-name="P7">成功标准</text:p>
          </table:table-cell>
          <table:table-cell table:style-name="表格13.B6" office:value-type="string">
            <text:p text:style-name="P8"> <text:span text:style-name="T2">软件对英文提供准确无误的支持</text:span><text:soft-page-break/></text:p>
          </table:table-cell>
        </table:table-row>
        <table:table-row>
          <table:table-cell table:style-name="表格13.A7" office:value-type="string">
            <text:p text:style-name="P2">参与</text:p>
          </table:table-cell>
          <table:table-cell table:style-name="表格13.B7" office:value-type="string">
            <text:p text:style-name="P8"> <text:span text:style-name="T2">参与系统测试</text:span></text:p>
          </table:table-cell>
        </table:table-row>
        <table:table-row>
          <table:table-cell table:style-name="表格13.A8" office:value-type="string">
            <text:p text:style-name="P7">可交付工作</text:p>
          </table:table-cell>
          <table:table-cell table:style-name="表格13.B8" office:value-type="string">
            <text:p text:style-name="P8"> <text:span text:style-name="T2">提供对英文支持的检测报告</text:span></text:p>
          </table:table-cell>
        </table:table-row>
        <table:table-row>
          <table:table-cell table:style-name="表格13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3.B9" office:value-type="string">
            <text:p text:style-name="P2">可以对软件的语言进行选择</text:p>
          </table:table-cell>
        </table:table-row>
      </table:table>
      <text:p text:style-name="P15"> </text:p>
      <table:table table:name="表格14" table:style-name="表格14">
        <table:table-column table:style-name="表格14.A"/>
        <table:table-column table:style-name="表格14.B"/>
        <table:table-row>
          <table:table-cell table:style-name="表格14.A1" office:value-type="string">
            <text:p text:style-name="P2">涉众角色编号</text:p>
          </table:table-cell>
          <table:table-cell table:style-name="表格14.B1" office:value-type="string">
            <text:p text:style-name="P3">R12</text:p>
          </table:table-cell>
        </table:table-row>
        <table:table-row>
          <table:table-cell table:style-name="表格14.A2" office:value-type="string">
            <text:p text:style-name="P2">角色</text:p>
          </table:table-cell>
          <table:table-cell table:style-name="表格14.B2" office:value-type="string">
            <text:p text:style-name="P2">特殊人群</text:p>
          </table:table-cell>
        </table:table-row>
        <table:table-row>
          <table:table-cell table:style-name="表格14.A3" office:value-type="string">
            <text:p text:style-name="P2">涉众代表</text:p>
          </table:table-cell>
          <table:table-cell table:style-name="表格14.B2" office:value-type="string">
            <text:p text:style-name="P2">任何一个可能接触产品的老人</text:p>
          </table:table-cell>
        </table:table-row>
        <table:table-row>
          <table:table-cell table:style-name="表格14.A4" office:value-type="string">
            <text:p text:style-name="P2">特征</text:p>
          </table:table-cell>
          <table:table-cell table:style-name="表格14.B2" office:value-type="string">
            <text:p text:style-name="P2">视力和接受新鲜事物的能力较差，对新事物学习成本较高</text:p>
          </table:table-cell>
        </table:table-row>
        <table:table-row>
          <table:table-cell table:style-name="表格14.A5" office:value-type="string">
            <text:p text:style-name="P2">职责</text:p>
          </table:table-cell>
          <table:table-cell table:style-name="表格14.B2" office:value-type="string">
            <text:p text:style-name="P2">提供特殊用户的用户反馈</text:p>
          </table:table-cell>
        </table:table-row>
        <table:table-row>
          <table:table-cell table:style-name="表格14.A6" office:value-type="string">
            <text:p text:style-name="P7">成功标准</text:p>
          </table:table-cell>
          <table:table-cell table:style-name="表格14.B2" office:value-type="string">
            <text:p text:style-name="P2">让他们感觉到上手很容易，并且在生活中具有实用性</text:p>
          </table:table-cell>
        </table:table-row>
        <table:table-row>
          <table:table-cell table:style-name="表格14.A7" office:value-type="string">
            <text:p text:style-name="P2">参与</text:p>
          </table:table-cell>
          <table:table-cell table:style-name="表格14.B2" office:value-type="string">
            <text:p text:style-name="P2">用户反馈</text:p>
          </table:table-cell>
        </table:table-row>
        <table:table-row>
          <table:table-cell table:style-name="表格14.A8" office:value-type="string">
            <text:p text:style-name="P7">可交付工作</text:p>
          </table:table-cell>
          <table:table-cell table:style-name="表格14.B2" office:value-type="string">
            <text:p text:style-name="P8">无</text:p>
          </table:table-cell>
        </table:table-row>
        <table:table-row>
          <table:table-cell table:style-name="表格14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4.B2" office:value-type="string">
            <text:p text:style-name="P2">可以提供更大的字体，更便捷的操作、语音速记</text:p>
          </table:table-cell>
        </table:table-row>
      </table:table>
      <text:p text:style-name="P15"> </text:p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2">涉众角色编号</text:p>
          </table:table-cell>
          <table:table-cell table:style-name="表格15.B1" office:value-type="string">
            <text:p text:style-name="P3">R13</text:p>
          </table:table-cell>
        </table:table-row>
        <table:table-row>
          <table:table-cell table:style-name="表格15.A2" office:value-type="string">
            <text:p text:style-name="P2">角色</text:p>
          </table:table-cell>
          <table:table-cell table:style-name="表格15.B2" office:value-type="string">
            <text:p text:style-name="P2">网监</text:p>
          </table:table-cell>
        </table:table-row>
        <table:table-row>
          <table:table-cell table:style-name="表格15.A3" office:value-type="string">
            <text:p text:style-name="P2">涉众代表</text:p>
          </table:table-cell>
          <table:table-cell table:style-name="表格15.B2" office:value-type="string">
            <text:p text:style-name="P2">国家网监局（公安局网络安全大队）</text:p>
          </table:table-cell>
        </table:table-row>
        <table:table-row>
          <table:table-cell table:style-name="表格15.A4" office:value-type="string">
            <text:p text:style-name="P2">特征</text:p>
          </table:table-cell>
          <table:table-cell table:style-name="表格15.B2" office:value-type="string">
            <text:p text:style-name="P2">监管具有强制性且不可违抗</text:p>
          </table:table-cell>
        </table:table-row>
        <table:table-row>
          <table:table-cell table:style-name="表格15.A5" office:value-type="string">
            <text:p text:style-name="P2">职责</text:p>
          </table:table-cell>
          <table:table-cell table:style-name="表格15.B2" office:value-type="string">
            <text:p text:style-name="P2">对软件内容的合法性进行监视、审核。</text:p>
          </table:table-cell>
        </table:table-row>
        <table:table-row>
          <table:table-cell table:style-name="表格15.A6" office:value-type="string">
            <text:p text:style-name="P7">成功标准</text:p>
          </table:table-cell>
          <table:table-cell table:style-name="表格15.B2" office:value-type="string">
            <text:p text:style-name="P2">软件内容合法，符合相关法律规定</text:p>
          </table:table-cell>
        </table:table-row>
        <table:table-row>
          <table:table-cell table:style-name="表格15.A7" office:value-type="string">
            <text:p text:style-name="P2">参与</text:p>
          </table:table-cell>
          <table:table-cell table:style-name="表格15.B2" office:value-type="string">
            <text:p text:style-name="P2">不参与系统建设</text:p>
          </table:table-cell>
        </table:table-row>
        <table:table-row>
          <table:table-cell table:style-name="表格15.A8" office:value-type="string">
            <text:p text:style-name="P7">可交付工作</text:p>
          </table:table-cell>
          <table:table-cell table:style-name="表格15.B2" office:value-type="string">
            <text:p text:style-name="P2">软件审核报告</text:p>
          </table:table-cell>
        </table:table-row>
        <table:table-row>
          <table:table-cell table:style-name="表格15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5.B2" office:value-type="string">
            <text:p text:style-name="P2">软件内容正规，不得违反国家相关法律规定</text:p>
          </table:table-cell>
        </table:table-row>
      </table:table>
      <text:p text:style-name="P15"><text:soft-page-break/> </text:p>
      <table:table table:name="表格16" table:style-name="表格16">
        <table:table-column table:style-name="表格16.A"/>
        <table:table-column table:style-name="表格16.B"/>
        <table:table-row>
          <table:table-cell table:style-name="表格16.A1" office:value-type="string">
            <text:p text:style-name="P2">涉众角色编号</text:p>
          </table:table-cell>
          <table:table-cell table:style-name="表格16.B1" office:value-type="string">
            <text:p text:style-name="P3">R14</text:p>
          </table:table-cell>
        </table:table-row>
        <table:table-row>
          <table:table-cell table:style-name="表格16.A2" office:value-type="string">
            <text:p text:style-name="P2">角色</text:p>
          </table:table-cell>
          <table:table-cell table:style-name="表格16.B2" office:value-type="string">
            <text:p text:style-name="P2">技术提供公司</text:p>
          </table:table-cell>
        </table:table-row>
        <table:table-row>
          <table:table-cell table:style-name="表格16.A3" office:value-type="string">
            <text:p text:style-name="P2">涉众代表</text:p>
          </table:table-cell>
          <table:table-cell table:style-name="表格16.B2" office:value-type="string">
            <text:p text:style-name="P8"><text:span text:style-name="T5">QT</text:span><text:span text:style-name="T2">公司</text:span></text:p>
          </table:table-cell>
        </table:table-row>
        <table:table-row>
          <table:table-cell table:style-name="表格16.A4" office:value-type="string">
            <text:p text:style-name="P2">特征</text:p>
          </table:table-cell>
          <table:table-cell table:style-name="表格16.B2" office:value-type="string">
            <text:p text:style-name="P2">为项目的开发提供基础的技术支持</text:p>
          </table:table-cell>
        </table:table-row>
        <table:table-row>
          <table:table-cell table:style-name="表格16.A5" office:value-type="string">
            <text:p text:style-name="P2">职责</text:p>
          </table:table-cell>
          <table:table-cell table:style-name="表格16.B2" office:value-type="string">
            <text:p text:style-name="P8">无</text:p>
          </table:table-cell>
        </table:table-row>
        <table:table-row>
          <table:table-cell table:style-name="表格16.A6" office:value-type="string">
            <text:p text:style-name="P7">成功标准</text:p>
          </table:table-cell>
          <table:table-cell table:style-name="表格16.B2" office:value-type="string">
            <text:p text:style-name="P2">项目最后生成的产品具有一定的实用性，以及在同类产品中具有较强的竞争力</text:p>
          </table:table-cell>
        </table:table-row>
        <table:table-row>
          <table:table-cell table:style-name="表格16.A7" office:value-type="string">
            <text:p text:style-name="P2">参与</text:p>
          </table:table-cell>
          <table:table-cell table:style-name="表格16.B2" office:value-type="string">
            <text:p text:style-name="P2">不参与系统建设</text:p>
          </table:table-cell>
        </table:table-row>
        <table:table-row>
          <table:table-cell table:style-name="表格16.A8" office:value-type="string">
            <text:p text:style-name="P7">可交付工作</text:p>
          </table:table-cell>
          <table:table-cell table:style-name="表格16.B2" office:value-type="string">
            <text:p text:style-name="P8">无</text:p>
          </table:table-cell>
        </table:table-row>
        <table:table-row>
          <table:table-cell table:style-name="表格16.A9" office:value-type="string">
            <text:p text:style-name="P8"><text:span text:style-name="T2">意见</text:span><text:span text:style-name="T5">/</text:span><text:span text:style-name="T2">问题</text:span></text:p>
          </table:table-cell>
          <table:table-cell table:style-name="表格16.B2" office:value-type="string">
            <text:p text:style-name="P2">希望项目能够用到公司的产品并且能够最终获得成功</text:p>
          </table:table-cell>
        </table:table-row>
      </table:table>
      <text:p text:style-name="P15"/>
      <text:p text:style-name="P15"/>
      <text:p text:style-name="P15"/>
      <text:p text:style-name="P15">问题<text:span text:style-name="T7">：</text:span></text:p>
      <text:p text:style-name="P12">先重新介绍软件。</text:p>
      <text:p text:style-name="P12">1、用况是否正确</text:p>
      <text:p text:style-name="P12">2、支付平台算不算参与者。</text:p>
      <text:p text:style-name="P12">3、提供模板的人的盈利方式。</text:p>
      <text:p text:style-name="P12">4、协同编辑处理并发的模式（需要使用加锁不，怎样识别是否更改了同一个地方，处理冲突<text:span text:style-name="T8">）</text:span></text:p>
      <text:p text:style-name="P12"/>
      <text:p text:style-name="P12"/>
      <text:p text:style-name="P15"/>
      <text:p text:style-name="P15"/>
      <text:p text:style-name="P13">用户类型：</text:p>
      <text:p text:style-name="P20">1、普通用户<text:span text:style-name="T8">：使用平台听歌，自媒体作者？？？：可创作音频、视频等吸引流量</text:span></text:p>
      <text:p text:style-name="P14">2、音乐人：使用平台发布新歌</text:p>
      <text:p text:style-name="P9">3、<text:span text:style-name="T9">氢音乐运营团队</text:span>：公司管理<text:span text:style-name="T9">，维护软件</text:span></text:p>
      <text:p text:style-name="P9"><text:soft-page-break/></text:p>
      <text:p text:style-name="P9"/>
      <text:p text:style-name="P9"/>
      <text:p text:style-name="P9">需求<text:span text:style-name="T9">：</text:span></text:p>
      <text:p text:style-name="P16">A普通用户： </text:p>
      <text:p text:style-name="P16">1. 能找到自己喜欢/想听的歌</text:p>
      <text:p text:style-name="P16">2. 听自己想听的歌很方便</text:p>
      <text:p text:style-name="P23"><text:span text:style-name="T12">3</text:span>.想出名 <text:span text:style-name="T12">（</text:span>自媒体创作者<text:span text:style-name="T12">）？？算不算用户类型</text:span></text:p>
      <text:p text:style-name="P23"/>
      <text:p text:style-name="P16">对应特性</text:p>
      <text:p text:style-name="P16"><text:span text:style-name="T10">A.1 <text:s text:c="2"/>[发现音乐板块] <text:s/>个性化</text:span>推荐<text:span text:style-name="T10">、热门推荐歌单、歌曲排行榜、私人FM、新碟上架、首页滚动、搜索（搜索时提供最热搜索）、歌单分类、歌手推荐分类、电台节目？？？？？</text:span></text:p>
      <text:p text:style-name="P17">可关注音乐人 <text:s/>关注音乐人发布新歌时被私信（提醒）</text:p>
      <text:p text:style-name="P17">A.2 <text:span text:style-name="T11">[我的音乐板块] （查看自己喜欢的歌） <text:s text:c="4"/></text:span>喜欢的歌 单独作为一个歌单， 可自己新建歌单并发布， 提供歌曲下载功能 <text:s/>可收藏别人的歌单</text:p>
      <text:p text:style-name="P17">最近听的10首歌曲会自动缓存</text:p>
      <text:p text:style-name="P25">A.3 <text:span text:style-name="T13">视频投稿、动态发布视频</text:span></text:p>
      <text:p text:style-name="P17"/>
      <text:p text:style-name="P18">B 音乐人</text:p>
      <text:p text:style-name="P18">1. 能发布新歌</text:p>
      <text:p text:style-name="P18">2. 新歌能推广</text:p>
      <text:p text:style-name="P18">3. 能查看新歌被听次数</text:p>
      <text:p text:style-name="P18">对应特性：</text:p>
      <text:p text:style-name="P18"/>
      <text:p text:style-name="P18">C 氢音乐运营团队</text:p>
      <text:p text:style-name="P18">1. 盈利</text:p>
      <text:p text:style-name="P18">2. 与音乐人沟通</text:p>
      <text:p text:style-name="P18"/>
      <text:p text:style-name="P18">对应特性：</text:p>
      <text:p text:style-name="P18">普通用户加入会员项目、音乐人售卖数字专辑、音乐人开通赞赏、售卖周边</text:p>
      <text:p text:style-name="P18"><text:soft-page-break/></text:p>
      <text:p text:style-name="P18">D 自媒体创作者</text:p>
      <text:p text:style-name="P18">1.想出名</text:p>
      <text:p text:style-name="P18"/>
      <text:p text:style-name="P18">对应特性：</text:p>
      <text:p text:style-name="P18">视频投稿、动态发布视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华文黑体" style:font-family-asian="华文黑体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9:00:07.162204962</meta:creation-date>
    <dc:date>2018-02-28T12:15:23.137697230</dc:date>
    <meta:editing-duration>PT21M54S</meta:editing-duration>
    <meta:editing-cycles>3</meta:editing-cycles>
    <meta:generator>LibreOffice/5.3.3.2$Linux_X86_64 LibreOffice_project/3d9a8b4b4e538a85e0782bd6c2d430bafe583448</meta:generator>
    <meta:document-statistic meta:table-count="16" meta:image-count="0" meta:object-count="0" meta:page-count="11" meta:paragraph-count="429" meta:word-count="3260" meta:character-count="3461" meta:non-whitespace-character-count="3339"/>
  </office:meta>
</office:document-meta>
</file>